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rticleContentId"/>sudo chmod 777 /dev/ttyUSB0 权限永久生效方法</text:h>
      <text:p text:style-name="Standard"/>
      <text:p text:style-name="Standard"/>
      <text:p text:style-name="Standard">1.</text:p>
      <text:p text:style-name="Standard"/>
      <text:p text:style-name="Standard">sudo chmod 777 /dev/ttyUSB0</text:p>
      <text:p text:style-name="Standard">修改权限为可读可写可执行，但电脑重启之后每次需重新设置。</text:p>
      <text:p text:style-name="Standard"/>
      <text:p text:style-name="Standard">可以用如下指令设置永久可操作：</text:p>
      <text:p text:style-name="Standard"/>
      <text:p text:style-name="Standard">sudo usermod -aG dialout liyf</text:p>
      <text:p text:style-name="Standard"/>
      <text:p text:style-name="Standard">其中liyf为用户名，把此用户名加入dialout用户组（dialout是一个group，它主要负责对于串口的权限）。</text:p>
      <text:p text:style-name="Standard">————————————————</text:p>
      <text:p text:style-name="Standard">版权声明：本文为CSDN博主「友情岁月08」的原创文章，遵循CC 4.0 BY-SA版权协议，转载请附上原文出处链接及本声明。</text:p>
      <text:p text:style-name="Standard">原文链接：https://blog.csdn.net/u011672345/article/details/10448459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3T22:11:35.643953220</meta:creation-date>
    <dc:date>2021-03-13T22:13:07.215870552</dc:date>
    <meta:editing-duration>PT1M32S</meta:editing-duration>
    <meta:editing-cycles>1</meta:editing-cycles>
    <meta:document-statistic meta:table-count="0" meta:image-count="0" meta:object-count="0" meta:page-count="1" meta:paragraph-count="10" meta:word-count="161" meta:character-count="338" meta:non-whitespace-character-count="325"/>
    <meta:generator>LibreOffice/6.0.7.3$Linux_X86_64 LibreOffice_project/00m0$Build-3</meta:generator>
  </office:meta>
</office:document-meta>
</file>